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b4c7e7" loext:fill-theme-color="accent1" loext:fill-color-lum-mod="40%" loext:fill-color-lum-off="60%" draw:textarea-vertical-align="middle" draw:auto-grow-height="false" draw:fit-to-size="false" style:shrink-to-fit="false" fo:min-height="2.789cm" fo:min-width="5.1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325490" draw:stroke-linejoin="miter" svg:stroke-linecap="butt" draw:fill="solid" draw:fill-color="#2f5597" loext:fill-theme-color="accent1" loext:fill-color-lum-mod="75%" draw:textarea-vertical-align="middle" draw:auto-grow-height="false" draw:fit-to-size="false" style:shrink-to-fit="false" fo:min-height="2.789cm" fo:min-width="5.19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b4c7e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2f559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b4c7e7" loext:opacity="100%" loext:theme-color="accent1" loext:color-lum-mod="40%" loext:color-lum-off="6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f5597" loext:opacity="100%" loext:theme-color="accent1" loext:color-lum-mod="75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3" draw:style-name="gr1" draw:text-style-name="P2" draw:layer="layout" svg:width="7.95cm" svg:height="3.367cm" svg:x="4.5cm" svg:y="2.485cm">
          <text:p text:style-name="P1"><text:span text:style-name="T1">Some tex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2" draw:style-name="gr1" draw:text-style-name="P2" draw:layer="layout" svg:width="7.95cm" svg:height="3.367cm" svg:x="12.958cm" svg:y="2.485cm">
          <text:p text:style-name="P1"><text:span text:style-name="T2">Some text, 60% ligh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4" draw:style-name="gr1" draw:text-style-name="P2" draw:layer="layout" svg:width="7.95cm" svg:height="3.367cm" svg:x="21.415cm" svg:y="2.485cm">
          <text:p text:style-name="P1"><text:span text:style-name="T3">Some text, 25% dark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7" draw:style-name="gr2" draw:text-style-name="P3" draw:layer="layout" svg:width="6.018cm" svg:height="3.367cm" svg:x="4.5cm" svg:y="9cm">
          <text:p text:style-name="P1"><text:span text:style-name="T4">shape fi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" draw:style-name="gr3" draw:text-style-name="P4" draw:layer="layout" svg:width="6.018cm" svg:height="3.367cm" svg:x="13cm" svg:y="9.133cm">
          <text:p text:style-name="P1"><text:span text:style-name="T4">shape fill, 60% ligh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5" draw:style-name="gr4" draw:text-style-name="P5" draw:layer="layout" svg:width="6.018cm" svg:height="3.367cm" svg:x="21.482cm" svg:y="9cm">
          <text:p text:style-name="P1"><text:span text:style-name="T4">shape fill, 25% dark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 style:font-pitch="variable"/>
    <style:font-face style:name="Trebuchet MS1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ohit Marathi" style:font-family-complex="'Lohit Marath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meta:editing-cycles>7</meta:editing-cycles>
    <meta:creation-date>2021-11-29T13:00:05</meta:creation-date>
    <dc:date>2022-03-10T10:18:39.573598871</dc:date>
    <meta:editing-duration>PT10M55S</meta:editing-duration>
    <meta:generator>LibreOfficeDev/7.4.0.0.alpha0$Linux_X86_64 LibreOffice_project/494ac8328a6b08d5d038c04964877bd72fdabc57</meta:generator>
    <meta:document-statistic meta:object-count="35"/>
    <meta:user-defined meta:name="AppVersion">16.0000</meta:user-defined>
    <meta:user-defined meta:name="PresentationFormat">Widescreen</meta:user-defined>
    <meta:user-defined meta:name="Slides" meta:value-type="float">2</meta:user-defined>
  </office:meta>
</office:document-meta>
</file>